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MNO Check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MNO Check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3" table:formula="of:=&quot;market://details?id=com.luzi82.mnocheck&quot;" office:value-type="string" office:string-value="market://details?id=com.luzi82.mnocheck">
            <text:p>market://details?id=com.luzi82.mnocheck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4" table:formula="of:=&quot;https://github.com/luzi82/MnoCheckAndroid/&quot;" office:value-type="string" office:string-value="https://github.com/luzi82/MnoCheckAndroid/">
            <text:p>https://github.com/luzi82/MnoCheckAndroid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Yonkoma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4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MNO Check">
            <text:p>Share MNO Check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3" office:value-type="string">
            <text:p>Miscellaneous</text:p>
          </table:table-cell>
          <table:table-cell table:number-columns-repeated="1016"/>
        </table:table-row>
        <table:table-row table:style-name="ro1" table:number-rows-repeated="65453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2">02/05/2011</text:date>, <text:time>00:39:5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1-05-02T00:39:54</dc:date>
    <meta:editing-duration>PT71H23M02S</meta:editing-duration>
    <meta:editing-cycles>165</meta:editing-cycles>
    <meta:generator>OpenOffice.org/3.2$Linux OpenOffice.org_project/320m19$Build-9505</meta:generator>
    <dc:creator>luzi82 </dc:creator>
    <meta:document-statistic meta:table-count="3" meta:cell-count="52" meta:object-count="0"/>
  </office:meta>
</office:document-meta>
</file>